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212cm" style:rel-column-width="20078*"/>
    </style:style>
    <style:style style:name="Tabelle1.B" style:family="table-column">
      <style:table-column-properties style:column-width="11.8cm" style:rel-column-width="4545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6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/>
            <text:p text:style-name="P2">Mittelwert</text:p>
          </table:table-cell>
          <table:table-cell table:style-name="Tabelle1.B1" office:value-type="string">
            <text:p text:style-name="Table_20_Contents"><draw:frame draw:style-name="fr1" draw:name="Objekt2" text:anchor-type="as-char" svg:y="-0.949cm" svg:width="2.787cm" svg:height="1.519cm" draw:z-index="0"><draw:object xlink:href="./Object 5" xlink:type="simple" xlink:show="embed" xlink:actuate="onLoad"/><draw:image xlink:href="./ObjectReplacements/Object 5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2">Varianz</text:p>
            <text:p text:style-name="P2">Standardabweichung</text:p>
          </table:table-cell>
          <table:table-cell table:style-name="Tabelle1.B2" office:value-type="string">
            <text:p text:style-name="Table_20_Contents"><draw:frame draw:style-name="fr1" draw:name="Objekt3" text:anchor-type="as-char" svg:y="-0.949cm" svg:width="5.233cm" svg:height="1.519cm" draw:z-index="1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1"/>
            <text:p text:style-name="P1">Kovarianz</text:p>
          </table:table-cell>
          <table:table-cell table:style-name="Tabelle1.B2" office:value-type="string">
            <text:p text:style-name="Table_20_Contents"><draw:frame draw:style-name="fr1" draw:name="Objekt4" text:anchor-type="as-char" svg:y="-0.953cm" svg:width="6.699cm" svg:height="1.526cm" draw:z-index="3"><draw:object xlink:href="./Object 2" xlink:type="simple" xlink:show="embed" xlink:actuate="onLoad"/><draw:image xlink:href="./ObjectReplacements/Object 2" xlink:type="simple" xlink:show="embed" xlink:actuate="onLoad"/></draw:frame> <text:span text:style-name="T1">(1)</text:span></text:p>
          </table:table-cell>
        </table:table-row>
        <table:table-row>
          <table:table-cell table:style-name="Tabelle1.A2" office:value-type="string">
            <text:p text:style-name="P2"/>
            <text:p text:style-name="P2">Korrelation</text:p>
          </table:table-cell>
          <table:table-cell table:style-name="Tabelle1.B2" office:value-type="string">
            <text:p text:style-name="Table_20_Contents"><draw:frame draw:style-name="fr1" draw:name="Objekt1" text:anchor-type="as-char" svg:y="-0.91cm" svg:width="2.588cm" svg:height="1.501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    </table:table-cell>
        </table:table-row>
      </table:table>
      <text:p text:style-name="Standard">(1) bedeutet Kovarianz, nicht zu verwechseln mit Standardabweichung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0:59:56.48</meta:creation-date>
    <dc:date>2016-06-18T10:05:49.45</dc:date>
    <meta:editing-duration>PT21M39S</meta:editing-duration>
    <meta:editing-cycles>6</meta:editing-cycles>
    <meta:generator>OpenOffice.org/3.4.1$Win32 OpenOffice.org_project/341m1$Build-9593</meta:generator>
    <meta:document-statistic meta:table-count="1" meta:image-count="0" meta:object-count="4" meta:page-count="1" meta:paragraph-count="10" meta:word-count="14" meta:character-count="131"/>
  </office:meta>
</office:document-meta>
</file>

<file path=Object 1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2/content.xml><?xml version="1.0" encoding="utf-8"?>
<math xmlns="http://www.w3.org/1998/Math/MathML">
  <semantics>
    <mrow>
      <mrow>
        <msub>
          <mi>S</mi>
          <mrow>
            <mi>i</mi>
            <mi>,</mi>
            <mi>j</mi>
          </mrow>
        </msub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S_{i,j} = {1} over {n}  sum from{i=1} to{n}(R_{i} - bar R_{j}) (R_{j} - bar R_{j})</annotation>
  </semantics>
</math>
</file>

<file path=Object 3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>
              <mi>S</mi>
              <mrow>
                <mi>i</mi>
                <mi>,</mi>
                <mi>j</mi>
              </mrow>
            </msub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_{i,j}} over { S_i S_j } </annotation>
  </semantics>
</math>
</file>

<file path=Object 5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 = {1} over {n}   sum from{i=1} to{n} R_{i}</annotation>
  </semantics>
</math>
</file>